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2.297cm" style:rel-column-width="8853*"/>
    </style:style>
    <style:style style:name="Tabelle6.B" style:family="table-column">
      <style:table-column-properties style:column-width="4.004cm" style:rel-column-width="15435*"/>
    </style:style>
    <style:style style:name="Tabelle6.C" style:family="table-column">
      <style:table-column-properties style:column-width="10.7cm" style:rel-column-width="41247*"/>
    </style:style>
    <style:style style:name="Tabelle6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6.C1" style:family="table-cell">
      <style:table-cell-properties fo:padding="0.097cm" fo:border="0.5pt solid #000000"/>
    </style:style>
    <style:style style:name="Tabelle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e6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0.905cm" style:rel-column-width="3488*"/>
    </style:style>
    <style:style style:name="Tabelle3.B" style:family="table-column">
      <style:table-column-properties style:column-width="8.005cm" style:rel-column-width="30856*"/>
    </style:style>
    <style:style style:name="Tabelle3.C" style:family="table-column">
      <style:table-column-properties style:column-width="0.885cm" style:rel-column-width="3413*"/>
    </style:style>
    <style:style style:name="Tabelle3.D" style:family="table-column">
      <style:table-column-properties style:column-width="7.205cm" style:rel-column-width="27778*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d50567" officeooo:paragraph-rsid="01d5056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1e7a40d" officeooo:paragraph-rsid="01e7a40d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c0dbf4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e4aa58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5e15b" officeooo:paragraph-rsid="01d5e15b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5e15b" officeooo:paragraph-rsid="01e4aa58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5e15b" officeooo:paragraph-rsid="01e7a40d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e4aa58" officeooo:paragraph-rsid="01e4aa58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rsid="01e63d8a" officeooo:paragraph-rsid="01e63d8a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e06905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cebbbb" officeooo:paragraph-rsid="01c0dbf4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e63d8a" officeooo:paragraph-rsid="01e63d8a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2pt" officeooo:paragraph-rsid="01e3548a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size="12pt" officeooo:paragraph-rsid="01e7a40d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Courier New" fo:font-size="12pt" officeooo:rsid="01d5e15b" officeooo:paragraph-rsid="01e3548a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Courier New" fo:font-size="12pt" officeooo:rsid="008f7548" officeooo:paragraph-rsid="01e3548a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Courier New" fo:font-size="12pt" officeooo:rsid="0098fd9a" officeooo:paragraph-rsid="01e3548a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Courier New" fo:font-size="12pt" officeooo:rsid="01dd752d" officeooo:paragraph-rsid="01e3548a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Courier New" fo:font-size="12pt" officeooo:rsid="01dee627" officeooo:paragraph-rsid="01e3548a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b7e788" officeooo:paragraph-rsid="01d5e15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e3548a" officeooo:paragraph-rsid="01e63d8a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7a79eb" officeooo:paragraph-rsid="01e3548a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7a79eb" officeooo:paragraph-rsid="01e63d8a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e4aa58" officeooo:paragraph-rsid="01e63d8a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e4aa58" officeooo:paragraph-rsid="01e4aa58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b1e96" officeooo:paragraph-rsid="01e3548a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e63d8a" officeooo:paragraph-rsid="01e63d8a" style:font-size-asian="12pt" style:font-weight-asian="normal" style:font-size-complex="12pt" style:font-weight-complex="normal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officeooo:rsid="01d5e15b"/>
    </style:style>
    <style:style style:name="T3" style:family="text">
      <style:text-properties officeooo:rsid="01d7139e"/>
    </style:style>
    <style:style style:name="T4" style:family="text">
      <style:text-properties officeooo:rsid="01d88f83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1de3e1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1deeede"/>
    </style:style>
    <style:style style:name="T10" style:family="text">
      <style:text-properties officeooo:rsid="00840c4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cdb0b8" style:font-weight-asian="normal" style:font-weight-complex="normal"/>
    </style:style>
    <style:style style:name="T13" style:family="text">
      <style:text-properties officeooo:rsid="01e3548a"/>
    </style:style>
    <style:style style:name="T14" style:family="text">
      <style:text-properties officeooo:rsid="01e4aa58"/>
    </style:style>
    <style:style style:name="T15" style:family="text">
      <style:text-properties officeooo:rsid="01e63d8a"/>
    </style:style>
    <style:style style:name="T16" style:family="text">
      <style:text-properties officeooo:rsid="01e7a40d"/>
    </style:style>
    <style:style style:name="T17" style:family="text">
      <style:text-properties officeooo:rsid="01e7fa73"/>
    </style:style>
    <style:style style:name="T18" style:family="text">
      <style:text-properties officeooo:rsid="01e980e4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ufgabe <text:span text:style-name="T13">1</text:span></text:p>
      <text:p text:style-name="P9"/>
      <text:p text:style-name="P9">Gegeben ist die folgende Implementierung der Klasse Auto:</text:p>
      <text:p text:style-name="P4"/>
      <text:p text:style-name="P23">class <text:span text:style-name="T14">Auto</text:span></text:p>
      <text:p text:style-name="P23">{</text:p>
      <text:p text:style-name="P25"><text:s text:c="3"/><text:span text:style-name="T14">double kmStand, tank;</text:span></text:p>
      <text:p text:style-name="P25"/>
      <text:p text:style-name="P25"><text:s text:c="3"/><text:span text:style-name="T14">void tanken(double pMenge)</text:span></text:p>
      <text:p text:style-name="P25"><text:s text:c="3"/><text:span text:style-name="T14">{</text:span></text:p>
      <text:p text:style-name="P25"><text:s text:c="6"/><text:span text:style-name="T14">tank += pMenge;</text:span></text:p>
      <text:p text:style-name="P25"><text:s text:c="3"/><text:span text:style-name="T14">}</text:span></text:p>
      <text:p text:style-name="P25"/>
      <text:p text:style-name="P25"><text:s text:c="3"/>void <text:span text:style-name="T14">fahren</text:span>(<text:span text:style-name="T14">double pStrecke</text:span>)</text:p>
      <text:p text:style-name="P25"><text:s text:c="3"/>{</text:p>
      <text:p text:style-name="P25"><text:s text:c="6"/><text:span text:style-name="T14">double verbrauch;</text:span></text:p>
      <text:p text:style-name="P25"/>
      <text:p text:style-name="P25"><text:s text:c="6"/><text:span text:style-name="T14">verbrauch = pStrecke / 100.0 * 5.0;</text:span></text:p>
      <text:p text:style-name="P25"><text:s text:c="6"/><text:span text:style-name="T14">kmStand += pStrecke;</text:span></text:p>
      <text:p text:style-name="P25"><text:s text:c="6"/><text:span text:style-name="T14">tank -= verbrauch;</text:span></text:p>
      <text:p text:style-name="P25"><text:s text:c="3"/>}</text:p>
      <text:p text:style-name="P26">}</text:p>
      <text:p text:style-name="P5"/>
      <text:list xml:id="list431545904" text:style-name="L1">
        <text:list-item>
          <text:p text:style-name="P27">Gib an, ob <text:span text:style-name="T15">die folgenden Bezeichner als</text:span> <text:span text:style-name="T8">Attribut</text:span>, <text:span text:style-name="T8">Variable</text:span> <text:span text:style-name="T15">oder</text:span> <text:span text:style-name="T8">Parameter</text:span> <text:span text:style-name="T15">deklariert sind</text:span>.<text:line-break/><text:span text:style-name="T15">Begründe außerdem, warum diese Art der Deklaration jeweils sinnvoll ist.</text:span></text:p>
        </text:list-item>
      </text:list>
      <text:p text:style-name="P7"/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leLine2093024166848">
          <table:table-cell table:style-name="Tabelle6.A1" office:value-type="string">
            <text:p text:style-name="P11"/>
          </table:table-cell>
          <table:table-cell table:style-name="Tabelle6.A1" office:value-type="string">
            <text:p text:style-name="P11">Deklaration als …</text:p>
          </table:table-cell>
          <table:table-cell table:style-name="Tabelle6.C1" office:value-type="string">
            <text:p text:style-name="P11">Begründung</text:p>
          </table:table-cell>
        </table:table-row>
        <table:table-row table:style-name="TableLine2093024167424">
          <table:table-cell table:style-name="Tabelle6.A2" office:value-type="string">
            <text:p text:style-name="P11">kmStand</text:p>
          </table:table-cell>
          <table:table-cell table:style-name="Tabelle6.A2" office:value-type="string">
            <text:p text:style-name="P10"/>
          </table:table-cell>
          <table:table-cell table:style-name="Tabelle6.C2" office:value-type="string">
            <text:p text:style-name="P10"/>
            <text:p text:style-name="P10"/>
            <text:p text:style-name="P10"/>
          </table:table-cell>
        </table:table-row>
        <table:table-row table:style-name="TableLine2093024176928">
          <table:table-cell table:style-name="Tabelle6.A2" office:value-type="string">
            <text:p text:style-name="P11">tank</text:p>
          </table:table-cell>
          <table:table-cell table:style-name="Tabelle6.A2" office:value-type="string">
            <text:p text:style-name="P10"/>
          </table:table-cell>
          <table:table-cell table:style-name="Tabelle6.C2" office:value-type="string">
            <text:p text:style-name="P10"/>
            <text:p text:style-name="P10"/>
            <text:p text:style-name="P10"/>
          </table:table-cell>
        </table:table-row>
        <table:table-row table:style-name="TableLine2093024179520">
          <table:table-cell table:style-name="Tabelle6.A2" office:value-type="string">
            <text:p text:style-name="P11">pMenge</text:p>
          </table:table-cell>
          <table:table-cell table:style-name="Tabelle6.A2" office:value-type="string">
            <text:p text:style-name="P10"/>
          </table:table-cell>
          <table:table-cell table:style-name="Tabelle6.C2" office:value-type="string">
            <text:p text:style-name="P10"/>
            <text:p text:style-name="P10"/>
            <text:p text:style-name="P10"/>
          </table:table-cell>
        </table:table-row>
        <table:table-row table:style-name="TableLine2093024170592">
          <table:table-cell table:style-name="Tabelle6.A2" office:value-type="string">
            <text:p text:style-name="P11">pStrecke</text:p>
          </table:table-cell>
          <table:table-cell table:style-name="Tabelle6.A2" office:value-type="string">
            <text:p text:style-name="P10"/>
          </table:table-cell>
          <table:table-cell table:style-name="Tabelle6.C2" office:value-type="string">
            <text:p text:style-name="P10"/>
            <text:p text:style-name="P10"/>
            <text:p text:style-name="P10"/>
          </table:table-cell>
        </table:table-row>
        <table:table-row table:style-name="TableLine2093024173184">
          <table:table-cell table:style-name="Tabelle6.A2" office:value-type="string">
            <text:p text:style-name="P11">verbrauch</text:p>
          </table:table-cell>
          <table:table-cell table:style-name="Tabelle6.A2" office:value-type="string">
            <text:p text:style-name="P10"/>
          </table:table-cell>
          <table:table-cell table:style-name="Tabelle6.C2" office:value-type="string">
            <text:p text:style-name="P10"/>
            <text:p text:style-name="P10"/>
            <text:p text:style-name="P10"/>
          </table:table-cell>
        </table:table-row>
      </table:table>
      <text:p text:style-name="P7"/>
      <text:p text:style-name="P7"/>
      <text:list xml:id="list224414237509226" text:continue-numbering="true" text:style-name="L1">
        <text:list-item>
          <text:p text:style-name="P29"><text:span text:style-name="T5">Zeichne für die fünf Bezeichner (kmStand, tank, pMenge, pStrecke und verbrauch) jeweils den </text:span><text:span text:style-name="T6">Gültigkeitsbereich</text:span><text:span text:style-name="T5"> in den Quellcode ein (in verschiedenen Farben).</text:span></text:p>
        </text:list-item>
      </text:list>
      <text:p text:style-name="P7"/>
      <text:p text:style-name="P7"/>
      <text:p text:style-name="P14">Aufgabe 2</text:p>
      <text:p text:style-name="P4"/>
      <text:p text:style-name="P8">Der folgende Quellcode enthält mehrere Fehler<text:span text:style-name="T9">. </text:span></text:p>
      <text:p text:style-name="P8">Markiere die Fehler und gib jeweils einen Verbesserungsvorschlag an.</text:p>
      <text:p text:style-name="P8"/>
      <text:p text:style-name="P8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leLine2093024172608">
          <table:table-cell table:style-name="Tabelle3.A1" office:value-type="string">
            <text:p text:style-name="P18">01</text:p>
            <text:p text:style-name="P19">02</text:p>
            <text:p text:style-name="P19">03</text:p>
            <text:p text:style-name="P19">04</text:p>
            <text:p text:style-name="P19">05</text:p>
            <text:p text:style-name="P19">06</text:p>
            <text:p text:style-name="P19">07</text:p>
            <text:p text:style-name="P19">08</text:p>
            <text:p text:style-name="P19">09</text:p>
            <text:p text:style-name="P19">10</text:p>
            <text:p text:style-name="P19">11</text:p>
            <text:p text:style-name="P19">12</text:p>
            <text:p text:style-name="P19">13</text:p>
            <text:p text:style-name="P19">14</text:p>
            <text:p text:style-name="P19">15</text:p>
            <text:p text:style-name="P19">16</text:p>
            <text:p text:style-name="P19">17</text:p>
            <text:p text:style-name="P19">18</text:p>
            <text:p text:style-name="P19">19</text:p>
            <text:p text:style-name="P20">20</text:p>
            <text:p text:style-name="P20">21</text:p>
            <text:p text:style-name="P20">22</text:p>
            <text:p text:style-name="P20">23</text:p>
            <text:p text:style-name="P20">24</text:p>
            <text:p text:style-name="P20">25</text:p>
            <text:p text:style-name="P20">26</text:p>
            <text:p text:style-name="P20">27</text:p>
            <text:p text:style-name="P20">28</text:p>
            <text:p text:style-name="P20">29</text:p>
            <text:p text:style-name="P20">30</text:p>
            <text:p text:style-name="P20">31</text:p>
            <text:p text:style-name="P20">32</text:p>
            <text:p text:style-name="P20">33</text:p>
            <text:p text:style-name="P20">34</text:p>
          </table:table-cell>
          <table:table-cell table:style-name="Tabelle3.A1" office:value-type="string">
            <text:p text:style-name="P15">class WeltraumSim</text:p>
            <text:p text:style-name="P15">{</text:p>
            <text:p text:style-name="P15"><text:s text:c="3"/>Raumschiff rs;</text:p>
            <text:p text:style-name="P15"><text:s text:c="3"/>Pilot p<text:span text:style-name="T3">i</text:span><text:span text:style-name="T17">l</text:span>;</text:p>
            <text:p text:style-name="P15"><text:s text:c="3"/>Planet pl<text:span text:style-name="T3">a1, pla2;</text:span></text:p>
            <text:p text:style-name="P15"><text:s text:c="3"/><text:span text:style-name="T4">int </text:span><text:span text:style-name="T16">zähler</text:span><text:span text:style-name="T4">;</text:span></text:p>
            <text:p text:style-name="P15"><text:s text:c="4"/></text:p>
            <text:p text:style-name="P15"><text:s text:c="3"/>WeltraumSim()</text:p>
            <text:p text:style-name="P15"><text:s text:c="3"/>{</text:p>
            <text:p text:style-name="P15"><text:s text:c="6"/>rs <text:s text:c="2"/>= new Raumschiff();</text:p>
            <text:p text:style-name="P15"><text:s text:c="6"/>p<text:span text:style-name="T3">i</text:span><text:span text:style-name="T17">l</text:span> <text:s/>= new Pilot();</text:p>
            <text:p text:style-name="P15"><text:s text:c="6"/>pl<text:span text:style-name="T3">a</text:span>1 = new Planet();</text:p>
            <text:p text:style-name="P15"><text:s text:c="6"/>pl<text:span text:style-name="T3">a</text:span>2 = new Planet();</text:p>
            <text:p text:style-name="P15"><text:s text:c="3"/>}</text:p>
            <text:p text:style-name="P15"><text:s text:c="4"/></text:p>
            <text:p text:style-name="P15"><text:s text:c="3"/>void <text:span text:style-name="T3">aufgabe1</text:span>()</text:p>
            <text:p text:style-name="P15"><text:s text:c="3"/>{</text:p>
            <text:p text:style-name="P15"><text:s text:c="6"/><text:span text:style-name="T3">int z</text:span><text:span text:style-name="T16">ä</text:span><text:span text:style-name="T3">hler;</text:span></text:p>
            <text:p text:style-name="P15"/>
            <text:p text:style-name="P15"><text:s text:c="6"/><text:span text:style-name="T4">n</text:span>ame<text:span text:style-name="T4">1</text:span> <text:span text:style-name="T4">= </text:span>"Tatooine";</text:p>
            <text:p text:style-name="P15"><text:s text:c="6"/><text:span text:style-name="T4">n</text:span>ame<text:span text:style-name="T4">2 = </text:span>"Naboo";</text:p>
            <text:p text:style-name="P15"><text:s text:c="3"/>}</text:p>
            <text:p text:style-name="P15"/>
            <text:p text:style-name="P15"><text:s text:c="3"/><text:span text:style-name="T3">void aufgabe2()</text:span></text:p>
            <text:p text:style-name="P15"><text:s text:c="3"/><text:span text:style-name="T3">{</text:span></text:p>
            <text:p text:style-name="P15"><text:s text:c="6"/><text:span text:style-name="T16">zä</text:span><text:span text:style-name="T3">hler = 0;</text:span></text:p>
            <text:p text:style-name="P15"><text:s text:c="6"/><text:span text:style-name="T3">while (z</text:span><text:span text:style-name="T16">ä</text:span><text:span text:style-name="T3">hler &lt; 10)</text:span></text:p>
            <text:p text:style-name="P15"><text:s text:c="6"/><text:span text:style-name="T3">{</text:span></text:p>
            <text:p text:style-name="P16"><text:s text:c="9"/><text:span text:style-name="T16">rs.fliegen(20);</text:span></text:p>
            <text:p text:style-name="P15"><text:s text:c="9"/><text:span text:style-name="T3">pi</text:span><text:span text:style-name="T17">l</text:span><text:span text:style-name="T3">.lernen(</text:span><text:span text:style-name="T16">5</text:span><text:span text:style-name="T3">);</text:span></text:p>
            <text:p text:style-name="P15"><text:s text:c="9"/><text:span text:style-name="T16">zähler++</text:span></text:p>
            <text:p text:style-name="P15"><text:s text:c="6"/><text:span text:style-name="T3">}</text:span></text:p>
            <text:p text:style-name="P15"><text:s text:c="3"/><text:span text:style-name="T3">}</text:span></text:p>
            <text:p text:style-name="P15">}</text:p>
          </table:table-cell>
          <table:table-cell table:style-name="Tabelle3.A1" office:value-type="string">
            <text:p text:style-name="P18">01</text:p>
            <text:p text:style-name="P19">02</text:p>
            <text:p text:style-name="P19">03</text:p>
            <text:p text:style-name="P19">04</text:p>
            <text:p text:style-name="P19">05</text:p>
            <text:p text:style-name="P19">06</text:p>
            <text:p text:style-name="P19">07</text:p>
            <text:p text:style-name="P19">08</text:p>
            <text:p text:style-name="P21"/>
            <text:p text:style-name="P19"/>
            <text:p text:style-name="P18">01</text:p>
            <text:p text:style-name="P19">02</text:p>
            <text:p text:style-name="P19">03</text:p>
            <text:p text:style-name="P19">04</text:p>
            <text:p text:style-name="P19">05</text:p>
            <text:p text:style-name="P19">06</text:p>
            <text:p text:style-name="P19">07</text:p>
            <text:p text:style-name="P19">08</text:p>
            <text:p text:style-name="P19">09</text:p>
            <text:p text:style-name="P19">10</text:p>
            <text:p text:style-name="P19">11</text:p>
            <text:p text:style-name="P19">12</text:p>
            <text:p text:style-name="P19">13</text:p>
            <text:p text:style-name="P19">14</text:p>
            <text:p text:style-name="P19"/>
            <text:p text:style-name="P19"/>
            <text:p text:style-name="P18">01</text:p>
            <text:p text:style-name="P19">02</text:p>
            <text:p text:style-name="P19">03</text:p>
            <text:p text:style-name="P19">04</text:p>
            <text:p text:style-name="P19">05</text:p>
            <text:p text:style-name="P19">06</text:p>
            <text:p text:style-name="P19">07</text:p>
            <text:p text:style-name="P19">08</text:p>
            <text:p text:style-name="P19">09</text:p>
          </table:table-cell>
          <table:table-cell table:style-name="Tabelle3.A1" office:value-type="string">
            <text:p text:style-name="P15">class Raumschiff</text:p>
            <text:p text:style-name="P15">{</text:p>
            <text:p text:style-name="P15"><text:s text:c="3"/>void <text:span text:style-name="T16">fliegen</text:span>()</text:p>
            <text:p text:style-name="P15"><text:s text:c="3"/>{</text:p>
            <text:p text:style-name="P15"><text:s text:c="6"/><text:span text:style-name="T7">double </text:span><text:span text:style-name="T16">entfernung</text:span><text:span text:style-name="T7">;</text:span></text:p>
            <text:p text:style-name="P15"><text:s text:c="6"/><text:span text:style-name="T16">entfernung += pe;</text:span></text:p>
            <text:p text:style-name="P15"><text:s text:c="3"/>}</text:p>
            <text:p text:style-name="P15">}</text:p>
            <text:p text:style-name="P15"/>
            <text:p text:style-name="P15"/>
            <text:p text:style-name="P15">class Pilot</text:p>
            <text:p text:style-name="P15">{</text:p>
            <text:p text:style-name="P15"><text:s text:c="3"/>int erfahrung;</text:p>
            <text:p text:style-name="P15"/>
            <text:p text:style-name="P15"><text:s text:c="3"/><text:span text:style-name="T2">void setErfahrung(int pe)</text:span></text:p>
            <text:p text:style-name="P15"><text:s text:c="3"/><text:span text:style-name="T2">{</text:span></text:p>
            <text:p text:style-name="P15"><text:s text:c="6"/><text:span text:style-name="T2">erfahrung = pe;</text:span></text:p>
            <text:p text:style-name="P15"><text:s text:c="3"/><text:span text:style-name="T2">}</text:span></text:p>
            <text:p text:style-name="P15"/>
            <text:p text:style-name="P15"><text:s text:c="3"/>void lernen()</text:p>
            <text:p text:style-name="P15"><text:s text:c="3"/>{</text:p>
            <text:p text:style-name="P15"><text:s text:c="6"/>erfahrung +<text:span text:style-name="T4">=</text:span> pe;</text:p>
            <text:p text:style-name="P15"><text:s text:c="3"/>}</text:p>
            <text:p text:style-name="P15">}</text:p>
            <text:p text:style-name="P15"/>
            <text:p text:style-name="P15"/>
            <text:p text:style-name="P15">class Planet</text:p>
            <text:p text:style-name="P15">{</text:p>
            <text:p text:style-name="P15"><text:s text:c="3"/>String name;</text:p>
            <text:p text:style-name="P15"><text:s text:c="4"/></text:p>
            <text:p text:style-name="P15"><text:s text:c="3"/>void setName(<text:span text:style-name="T18">String pn</text:span>)</text:p>
            <text:p text:style-name="P15"><text:s text:c="3"/>{</text:p>
            <text:p text:style-name="P15"><text:s text:c="6"/><text:span text:style-name="T4">pn = name</text:span>;</text:p>
            <text:p text:style-name="P15"><text:s text:c="3"/>}</text:p>
            <text:p text:style-name="P17">}</text:p>
          </table:table-cell>
        </table:table-row>
      </table:table>
      <text:p text:style-name="P24"/>
      <text:p text:style-name="P28"/>
      <text:p text:style-name="P6"/>
      <text:p text:style-name="P6"/>
      <text:p text:style-name="P6"/>
      <text:p text:style-name="P6"/>
      <text:p text:style-name="P6"/>
      <text:p text:style-name="P22"/>
      <text:p text:style-name="P22"><draw:frame text:anchor-type="paragraph" draw:z-index="0" draw:name="Form1" draw:style-name="gr1" draw:text-style-name="P30" svg:width="1.795cm" svg:height="0.63cm" svg:x="15.196cm" svg:y="0.39cm"><draw:image xlink:href="Pictures/10000000000000580000001F84D8045FF773DCF2.png" xlink:type="simple" xlink:show="embed" xlink:actuate="onLoad" draw:mime-type="image/png"><text:p/></draw:image></draw:frame></text:p>
      <text:p text:style-name="P12"><text:span text:style-name="T8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0">pothmann.de</text:span></text:a><text:span text:style-name="T10">, f</text:span><text:span text:style-name="T11">reigegeben unter </text:span><text:a xlink:type="simple" xlink:href="https://creativecommons.org/licenses/by-nc-sa/4.0/" text:style-name="Internet_20_link" text:visited-style-name="Visited_20_Internet_20_Link"><text:span text:style-name="T11">CC BY-NC-SA 4.0</text:span></text:a><text:span text:style-name="T11">, </text:span><text:span text:style-name="T12">März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d50567" officeooo:paragraph-rsid="01d5056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1e7a40d" officeooo:paragraph-rsid="01e7a40d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093024179808">
            <table:table-cell table:style-name="Tabelle1.A1" office:value-type="string">
              <text:p text:style-name="MP1">Gültigkeitsbereich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5-02-11T22:44:12.817000000</dc:date>
    <meta:editing-duration>P4DT11H18M22S</meta:editing-duration>
    <meta:editing-cycles>337</meta:editing-cycles>
    <meta:generator>LibreOffice/7.3.3.2$Windows_X86_64 LibreOffice_project/d1d0ea68f081ee2800a922cac8f79445e4603348</meta:generator>
    <meta:print-date>2020-02-13T14:20:17.672000000</meta:print-date>
    <meta:document-statistic meta:table-count="3" meta:image-count="0" meta:object-count="0" meta:page-count="2" meta:paragraph-count="159" meta:word-count="306" meta:character-count="1846" meta:non-whitespace-character-count="1425"/>
  </office:meta>
</office:document-meta>
</file>